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26.217cm" fo:margin-left="0.002cm" table:align="left"/>
    </style:style>
    <style:style style:name="Tabelle2.A" style:family="table-column">
      <style:table-column-properties style:column-width="1.998cm"/>
    </style:style>
    <style:style style:name="Tabelle2.B" style:family="table-column">
      <style:table-column-properties style:column-width="2.205cm"/>
    </style:style>
    <style:style style:name="Tabelle2.C" style:family="table-column">
      <style:table-column-properties style:column-width="3.323cm"/>
    </style:style>
    <style:style style:name="Tabelle2.D" style:family="table-column">
      <style:table-column-properties style:column-width="2.528cm"/>
    </style:style>
    <style:style style:name="Tabelle2.E" style:family="table-column">
      <style:table-column-properties style:column-width="1.919cm"/>
    </style:style>
    <style:style style:name="Tabelle2.F" style:family="table-column">
      <style:table-column-properties style:column-width="2.06cm"/>
    </style:style>
    <style:style style:name="Tabelle2.G" style:family="table-column">
      <style:table-column-properties style:column-width="2.36cm"/>
    </style:style>
    <style:style style:name="Tabelle2.H" style:family="table-column">
      <style:table-column-properties style:column-width="2.337cm"/>
    </style:style>
    <style:style style:name="Tabelle2.I" style:family="table-column">
      <style:table-column-properties style:column-width="2.459cm"/>
    </style:style>
    <style:style style:name="Tabelle2.J" style:family="table-column">
      <style:table-column-properties style:column-width="5.02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1" style:family="table-cell">
      <style:table-cell-properties fo:padding="0.097cm" fo:border="0.05pt solid #000000"/>
    </style:style>
    <style:style style:name="Tabelle1" style:family="table">
      <style:table-properties style:width="26.227cm" fo:margin-left="0cm" table:align="left"/>
    </style:style>
    <style:style style:name="Tabelle1.A" style:family="table-column">
      <style:table-column-properties style:column-width="2cm"/>
    </style:style>
    <style:style style:name="Tabelle1.B" style:family="table-column">
      <style:table-column-properties style:column-width="2.2cm"/>
    </style:style>
    <style:style style:name="Tabelle1.C" style:family="table-column">
      <style:table-column-properties style:column-width="3.327cm"/>
    </style:style>
    <style:style style:name="Tabelle1.D" style:family="table-column">
      <style:table-column-properties style:column-width="2.522cm"/>
    </style:style>
    <style:style style:name="Tabelle1.E" style:family="table-column">
      <style:table-column-properties style:column-width="1.935cm"/>
    </style:style>
    <style:style style:name="Tabelle1.F" style:family="table-column">
      <style:table-column-properties style:column-width="2.05cm"/>
    </style:style>
    <style:style style:name="Tabelle1.G" style:family="table-column">
      <style:table-column-properties style:column-width="2.371cm"/>
    </style:style>
    <style:style style:name="Tabelle1.H" style:family="table-column">
      <style:table-column-properties style:column-width="2.337cm"/>
    </style:style>
    <style:style style:name="Tabelle1.I" style:family="table-column">
      <style:table-column-properties style:column-width="2.459cm"/>
    </style:style>
    <style:style style:name="Tabelle1.J" style:family="table-column">
      <style:table-column-properties style:column-width="5.02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3" style:family="table">
      <style:table-properties style:width="2.249cm" table:align="left"/>
    </style:style>
    <style:style style:name="Tabelle3.A" style:family="table-column">
      <style:table-column-properties style:column-width="0.896cm"/>
    </style:style>
    <style:style style:name="Tabelle3.B" style:family="table-column">
      <style:table-column-properties style:column-width="1.353cm"/>
    </style:style>
    <style:style style:name="Tabelle3.A1" style:family="table-cell">
      <style:table-cell-properties fo:background-color="transparent" fo:padding="0cm" fo:border="none">
        <style:background-image/>
      </style:table-cell-properties>
    </style:style>
    <style:style style:name="Tabelle11" style:family="table">
      <style:table-properties style:width="4.861cm" fo:margin-left="0cm" table:align="left"/>
    </style:style>
    <style:style style:name="Tabelle11.A" style:family="table-column">
      <style:table-column-properties style:column-width="1.598cm"/>
    </style:style>
    <style:style style:name="Tabelle11.B" style:family="table-column">
      <style:table-column-properties style:column-width="3.263cm"/>
    </style:style>
    <style:style style:name="Tabelle11.A1" style:family="table-cell">
      <style:table-cell-properties fo:padding="0cm" fo:border="none"/>
    </style:style>
    <style:style style:name="Tabelle10" style:family="table">
      <style:table-properties style:width="4.861cm" fo:margin-left="0cm" table:align="left"/>
    </style:style>
    <style:style style:name="Tabelle10.A" style:family="table-column">
      <style:table-column-properties style:column-width="1.598cm"/>
    </style:style>
    <style:style style:name="Tabelle10.B" style:family="table-column">
      <style:table-column-properties style:column-width="3.263cm"/>
    </style:style>
    <style:style style:name="Tabelle10.A1" style:family="table-cell">
      <style:table-cell-properties fo:padding="0cm" fo:border="none"/>
    </style:style>
    <style:style style:name="Tabelle4" style:family="table">
      <style:table-properties style:width="4.861cm" fo:margin-left="0cm" table:align="left"/>
    </style:style>
    <style:style style:name="Tabelle4.A" style:family="table-column">
      <style:table-column-properties style:column-width="1.598cm"/>
    </style:style>
    <style:style style:name="Tabelle4.B" style:family="table-column">
      <style:table-column-properties style:column-width="3.263cm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4.833cm" table:align="margins" style:shadow="none"/>
    </style:style>
    <style:style style:name="Tabelle5.A" style:family="table-column">
      <style:table-column-properties style:column-width="1.588cm" style:rel-column-width="900*"/>
    </style:style>
    <style:style style:name="Tabelle5.B" style:family="table-column">
      <style:table-column-properties style:column-width="3.246cm" style:rel-column-width="1840*"/>
    </style:style>
    <style:style style:name="Tabelle5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ext_20_body">
      <style:text-properties style:font-name="DejaVu Sans1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weight="bold" style:font-weight-asian="bold" style:font-weight-complex="bold"/>
    </style:style>
    <style:style style:name="P3" style:family="paragraph" style:parent-style-name="Table_20_Contents">
      <style:text-properties style:font-name="DejaVu Sans1" fo:font-size="8pt" fo:font-weight="bold" style:font-name-asian="Droid Sans Fallback1" style:font-size-asian="8pt" style:font-weight-asian="bold" style:font-name-complex="Lohit Hindi2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1" fo:font-size="8pt" fo:font-weight="bold" style:font-name-asian="Droid Sans Fallback1" style:font-size-asian="8pt" style:font-weight-asian="bold" style:font-name-complex="Lohit Hindi2" style:font-size-complex="8pt" style:font-weight-complex="bold"/>
    </style:style>
    <style:style style:name="P5" style:family="paragraph" style:parent-style-name="Table_20_Contents">
      <style:text-properties style:font-name="DejaVu Sans1" fo:font-size="8pt" style:font-name-asian="Droid Sans Fallback1" style:font-size-asian="8pt" style:font-name-complex="Lohit Hindi2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DejaVu Sans1" fo:font-size="8pt" style:font-name-asian="Droid Sans Fallback1" style:font-size-asian="8pt" style:font-name-complex="Lohit Hindi2" style:font-size-complex="8pt"/>
    </style:style>
    <style:style style:name="P7" style:family="paragraph" style:parent-style-name="Table_20_Contents">
      <style:text-properties style:font-name="DejaVu Sans1" fo:font-size="6pt" style:font-name-asian="Droid Sans Fallback1" style:font-size-asian="5.25pt" style:font-name-complex="Lohit Hindi2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DejaVu Sans1" fo:font-size="6pt" style:font-name-asian="Droid Sans Fallback1" style:font-size-asian="5.25pt" style:font-name-complex="Lohit Hindi2" style:font-size-complex="6pt"/>
    </style:style>
    <style:style style:name="P9" style:family="paragraph" style:parent-style-name="Table_20_Contents">
      <style:text-properties style:font-name="DejaVu Sans1" fo:font-size="6pt" style:font-name-asian="Droid Sans Fallback1" style:font-size-asian="6pt" style:font-name-complex="Lohit Hindi2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-asian="Droid Sans Fallback1" style:font-name-complex="Lohit Hindi2" style:font-size-complex="6pt"/>
    </style:style>
    <style:style style:name="P11" style:family="paragraph" style:parent-style-name="Preformatted_20_Text">
      <style:text-properties style:font-name="DejaVu Sans1"/>
    </style:style>
    <style:style style:name="P12" style:family="paragraph" style:parent-style-name="Preformatted_20_Text">
      <style:text-properties style:font-name="DejaVu Sans1" fo:font-size="8pt" style:font-size-asian="8pt" style:font-size-complex="8pt"/>
    </style:style>
    <style:style style:name="P13" style:family="paragraph" style:parent-style-name="Table_20_Contents">
      <style:text-properties style:font-name="DejaVu Sans1" fo:font-size="8pt" fo:font-weight="bold" officeooo:paragraph-rsid="0002fa49" style:font-name-asian="Droid Sans Fallback1" style:font-size-asian="8pt" style:font-weight-asian="bold" style:font-name-complex="Lohit Hindi2" style:font-size-complex="8pt" style:font-weight-complex="bold"/>
    </style:style>
    <style:style style:name="P14" style:family="paragraph" style:parent-style-name="Table_20_Contents">
      <style:text-properties style:font-name="DejaVu Sans1" fo:font-size="6pt" style:font-name-asian="Droid Sans Fallback1" style:font-size-asian="5.25pt" style:font-name-complex="Lohit Hindi2" style:font-size-complex="6pt"/>
    </style:style>
    <style:style style:name="P15" style:family="paragraph" style:parent-style-name="Table_20_Contents">
      <style:text-properties style:font-name="DejaVu Sans1" fo:font-size="6pt" officeooo:paragraph-rsid="00033037" style:font-name-asian="Droid Sans Fallback1" style:font-size-asian="5.25pt" style:font-name-complex="Lohit Hindi2" style:font-size-complex="6pt"/>
    </style:style>
    <style:style style:name="P16" style:family="paragraph" style:parent-style-name="Table_20_Contents">
      <style:text-properties officeooo:paragraph-rsid="00033037" style:font-name-asian="Droid Sans Fallback1" style:font-name-complex="Lohit Hindi2" style:font-size-complex="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2f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report_title&gt;">REPORT TITLE</text:text-input>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row>
          <table:table-cell table:style-name="Tabelle2.A1" office:value-type="string">
            <text:p text:style-name="P3"><text:text-input text:description="&lt;date_str&gt;">DATE STR</text:text-input></text:p>
          </table:table-cell>
          <table:table-cell table:style-name="Tabelle2.A1" office:value-type="string">
            <text:p text:style-name="P3"><text:text-input text:description="&lt;number_str&gt;">NUMBER STR</text:text-input></text:p>
          </table:table-cell>
          <table:table-cell table:style-name="Tabelle2.A1" office:value-type="string">
            <text:p text:style-name="P3"><text:text-input text:description="&lt;partner_str&gt;">PARTNER STR</text:text-input></text:p>
          </table:table-cell>
          <table:table-cell table:style-name="Tabelle2.A1" office:value-type="string">
            <text:p text:style-name="P3"><text:text-input text:description="&lt;description_str&gt;">DESCRIPTION STR</text:text-input></text:p>
          </table:table-cell>
          <table:table-cell table:style-name="Tabelle2.A1" office:value-type="string">
            <text:p text:style-name="P3"><text:text-input text:description="&lt;date_due_str&gt;">DATE DUE STR</text:text-input></text:p>
          </table:table-cell>
          <table:table-cell table:style-name="Tabelle2.A1" office:value-type="string">
            <text:p text:style-name="P4"><text:text-input text:description="&lt;residual_str&gt;">RESIDUAL STR</text:text-input></text:p>
          </table:table-cell>
          <table:table-cell table:style-name="Tabelle2.A1" office:value-type="string">
            <text:p text:style-name="P4"><text:text-input text:description="&lt;amount_untaxed_str&gt;">AMOUNT UNTAXED STR</text:text-input></text:p>
          </table:table-cell>
          <table:table-cell table:style-name="Tabelle2.A1" office:value-type="string">
            <text:p text:style-name="P4"><text:text-input text:description="&lt;amount_total_str&gt;">AMOUNT TOTAL STR</text:text-input></text:p>
          </table:table-cell>
          <table:table-cell table:style-name="Tabelle2.A1" office:value-type="string">
            <text:p text:style-name="P4"><text:text-input text:description="&lt;taxes_str&gt;">TAXES</text:text-input></text:p>
          </table:table-cell>
          <table:table-cell table:style-name="Tabelle2.J1" office:value-type="string">
            <text:p text:style-name="P13"><text:span text:style-name="T2">Info</text:span></text:p>
          </table:table-cell>
        </table:table-row>
      </table:table>
      <text:p text:style-name="P12"><text:text-input text:description="&lt;for each=&quot;o in objects&quot;&gt;">START INVOICE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row>
          <table:table-cell table:style-name="Tabelle1.A1" office:value-type="string">
            <text:p text:style-name="P5"><text:text-input text:description="&lt;formatLang(o.date_invoice, date=True)&gt;">DATE</text:text-input></text:p>
          </table:table-cell>
          <table:table-cell table:style-name="Tabelle1.A1" office:value-type="string">
            <text:p text:style-name="P5"><text:text-input text:description="&lt;o.number&gt;">NUMBER</text:text-input></text:p>
          </table:table-cell>
          <table:table-cell table:style-name="Tabelle1.A1" office:value-type="string">
            <text:p text:style-name="P5"><text:text-input text:description="&lt;o.partner_id.name&gt;">PARTNER</text:text-input></text:p>
          </table:table-cell>
          <table:table-cell table:style-name="Tabelle1.A1" office:value-type="string">
            <text:p text:style-name="P5"><text:text-input text:description="&lt;o.name&gt;">DESCRIPTION</text:text-input></text:p>
          </table:table-cell>
          <table:table-cell table:style-name="Tabelle1.A1" office:value-type="string">
            <text:p text:style-name="P5"><text:text-input text:description="&lt;formatLang(o.date_due, date=True)&gt;">DATE DUE</text:text-input></text:p>
          </table:table-cell>
          <table:table-cell table:style-name="Tabelle1.A1" office:value-type="string">
            <text:p text:style-name="P6"><text:text-input text:description="&lt;formatLang(o.residual)&gt;">RESIDUAL</text:text-input> <text:text-input text:description="&lt;o.currency_id.symbol&gt;">CUR</text:text-input></text:p>
          </table:table-cell>
          <table:table-cell table:style-name="Tabelle1.A1" office:value-type="string">
            <text:p text:style-name="P6"><text:text-input text:description="&lt;formatLang(o.amount_untaxed)&gt;">AMOUNT UNTAXED</text:text-input> <text:text-input text:description="&lt;o.currency_id.symbol&gt;">CUR</text:text-input></text:p>
          </table:table-cell>
          <table:table-cell table:style-name="Tabelle1.A1" office:value-type="string">
            <text:p text:style-name="P6"><text:text-input text:description="&lt;formatLang(o.amount_total)&gt;">AMOUNT TOTAL</text:text-input> <text:text-input text:description="&lt;o.currency_id.symbol&gt;">CUR</text:text-input></text:p>
          </table:table-cell>
          <table:table-cell table:style-name="Tabelle1.A1" office:value-type="string">
            <text:p text:style-name="P8"><text:text-input text:description="&lt;for each=&quot;t in o.tax_line&quot;&gt;">FOR EACH TAX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0"><text:text-input text:description="&lt;short_name(t.name)&gt;">NAME</text:text-input></text:p>
                </table:table-cell>
                <table:table-cell table:style-name="Tabelle3.A1" office:value-type="string">
                  <text:p text:style-name="P6"><text:s/><text:text-input text:description="&lt;formatLang(t.amount)&gt;">AMOUNT</text:text-input> <text:text-input text:description="&lt;o.currency_id.symbol&gt;">CUR</text:text-input></text:p>
                </table:table-cell>
              </table:table-row>
            </table:table>
            <text:p text:style-name="P8"><text:text-input text:description="&lt;/for&gt;">END FOR</text:text-input></text:p>
          </table:table-cell>
          <table:table-cell table:style-name="Tabelle1.J1" office:value-type="string"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5"><text:span text:style-name="T1"><text:text-input text:description="&lt;state_str&gt;">STATE STR</text:text-input></text:span><text:span text:style-name="T1">:</text:span></text:p>
                </table:table-cell>
                <table:table-cell table:style-name="Tabelle11.A1" office:value-type="string">
                  <text:p text:style-name="P5"><text:text-input text:description="&lt;state_dict.get(o.state)&gt;">STATE</text:text-input></text:p>
                </table:table-cell>
              </table:table-row>
            </table:table>
            <text:p text:style-name="P7"><text:text-input text:description="&lt;if test=&quot;o.payment_ids&quot;&gt;">IF LAST PAYMENT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"><text:span text:style-name="T1"><text:text-input text:description="&lt;last_payment_str&gt;">LAST PAYMENT STR</text:text-input></text:span><text:span text:style-name="T1">:</text:span></text:p>
                </table:table-cell>
                <table:table-cell table:style-name="Tabelle10.A1" office:value-type="string">
                  <text:p text:style-name="P5"><text:text-input text:description="&lt;formatLang(last_payment(o)[&quot;payment_date&quot;], date=True)&gt;">LAST PAYMENT DATE</text:text-input></text:p>
                </table:table-cell>
              </table:table-row>
              <table:table-row>
                <table:table-cell table:style-name="Tabelle10.A1" office:value-type="string">
                  <text:p text:style-name="P5"><text:span text:style-name="T1"><text:text-input text:description="&lt;last_payment_journal_str&gt;">LAST PAYMENT JOURNAL STR</text:text-input></text:span><text:span text:style-name="T1">:</text:span></text:p>
                </table:table-cell>
                <table:table-cell table:style-name="Tabelle10.A1" office:value-type="string">
                  <text:p text:style-name="P5"><text:text-input text:description="&lt;last_payment(o)[&quot;payment_journal&quot;]&gt;">LAST PAYMENT JOURNAL</text:text-input></text:p>
                </table:table-cell>
              </table:table-row>
            </table:table>
            <text:p text:style-name="P7"><text:text-input text:description="&lt;/if&gt;">END IF</text:text-input></text:p>
            <text:p text:style-name="P7"><text:text-input text:description="&lt;if test=&quot;o.reference&quot;&gt;">IF REFERENCE</text:text-input></text:p>
            <table:table table:name="Tabelle4" table:style-name="Tabelle4">
              <table:table-column table:style-name="Tabelle4.A"/>
              <table:table-column table:style-name="Tabelle4.B"/>
              <table:table-row>
                <table:table-cell table:style-name="Tabelle4.A1" office:value-type="string">
                  <text:p text:style-name="P5"><text:span text:style-name="T1"><text:text-input text:description="&lt;reference_str&gt;">REFERENCE STR</text:text-input></text:span><text:span text:style-name="T1">:</text:span></text:p>
                </table:table-cell>
                <table:table-cell table:style-name="Tabelle4.A1" office:value-type="string">
                  <text:p text:style-name="P5"><text:text-input text:description="&lt;o.reference&gt;">REFERENCE</text:text-input></text:p>
                </table:table-cell>
              </table:table-row>
            </table:table>
            <text:p text:style-name="P7"><text:text-input text:description="&lt;/if&gt;">END IF</text:text-input></text:p>
            <text:p text:style-name="P15"/>
            <text:p text:style-name="P15"><text:text-input text:description="&lt;for each=&quot;account in accounts(o)&quot;&gt;">FOR ACCOUNT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16"><text:text-input text:description="&lt;account.code&gt;">CODE</text:text-input></text:p>
                </table:table-cell>
                <table:table-cell table:style-name="Tabelle5.A1" office:value-type="string">
                  <text:p text:style-name="P16"><text:text-input text:description="&lt;account.name&gt;">NAME</text:text-input></text:p>
                </table:table-cell>
              </table:table-row>
            </table:table>
            <text:p text:style-name="P15"><text:text-input text:description="&lt;/for&gt;">END FOR</text:text-input></text:p>
          </table:table-cell>
        </table:table-row>
      </table:table>
      <text:p text:style-name="P12"><text:text-input text:description="&lt;/for&gt;">END FOR</text:text-input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8T16:25:49</dc:date>
    <dc:creator>edwin </dc:creator>
    <meta:generator>LibreOffice/3.6$Linux_X86_64 LibreOffice_project/360m1$Build-2</meta:generator>
    <meta:editing-duration>PT7H21M41S</meta:editing-duration>
    <meta:editing-cycles>84</meta:editing-cycles>
    <meta:document-statistic meta:table-count="7" meta:image-count="0" meta:object-count="0" meta:page-count="1" meta:paragraph-count="41" meta:word-count="83" meta:character-count="441" meta:non-whitespace-character-count="398"/>
  </office:meta>
</office:document-meta>
</file>